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textarea-horizontal-align="justify" draw:textarea-vertical-align="middle" draw:auto-grow-height="false" fo:min-height="8.012cm" fo:min-width="8.39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0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91cm"/>
    </style:style>
    <style:style style:name="gr5" style:family="graphic" style:parent-style-name="standard">
      <style:graphic-properties draw:textarea-horizontal-align="justify" draw:textarea-vertical-align="middle" draw:auto-grow-height="false" fo:min-height="4.387cm" fo:min-width="0.073cm"/>
    </style:style>
    <style:style style:name="gr6" style:family="graphic" style:parent-style-name="standard">
      <style:graphic-properties draw:fill-color="#bf0041" draw:textarea-horizontal-align="justify" draw:textarea-vertical-align="middle" draw:auto-grow-height="false" fo:min-height="4.387cm" fo:min-width="0.073cm"/>
    </style:style>
    <style:style style:name="gr7" style:family="graphic" style:parent-style-name="standard">
      <style:graphic-properties draw:textarea-horizontal-align="justify" draw:textarea-vertical-align="middle" draw:auto-grow-height="false" fo:min-height="0.138cm" fo:min-width="0.095cm"/>
    </style:style>
    <style:style style:name="gr8" style:family="graphic" style:parent-style-name="standard">
      <style:graphic-properties draw:fill-color="#800080" draw:textarea-horizontal-align="justify" draw:textarea-vertical-align="middle" draw:auto-grow-height="false" fo:min-height="0.138cm" fo:min-width="0.09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</style:style>
    <style:style style:name="gr11" style:family="graphic" style:parent-style-name="standard">
      <style:graphic-properties draw:fill-color="#bf0041" draw:textarea-horizontal-align="justify" draw:textarea-vertical-align="middle" draw:auto-grow-height="false" fo:min-height="2.15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1.51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.854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.853cm" fo:min-width="0cm"/>
    </style:style>
    <style:style style:name="gr15" style:family="graphic" style:parent-style-name="standard">
      <style:graphic-properties draw:fill-color="#bf0041" draw:textarea-horizontal-align="justify" draw:textarea-vertical-align="middle" draw:auto-grow-height="false" fo:min-height="0.854cm" fo:min-width="0cm"/>
    </style:style>
    <style:style style:name="gr16" style:family="graphic" style:parent-style-name="standard">
      <style:graphic-properties draw:fill-color="#bf0041" draw:textarea-horizontal-align="justify" draw:textarea-vertical-align="middle" draw:auto-grow-height="false" fo:min-height="0.853cm" fo:min-width="0cm"/>
    </style:style>
    <style:style style:name="gr17" style:family="graphic" style:parent-style-name="standard">
      <style:graphic-properties draw:stroke="none" draw:fill="none" fo:min-height="0.713cm"/>
    </style:style>
    <style:style style:name="gr18" style:family="graphic" style:parent-style-name="standard">
      <style:graphic-properties draw:stroke="none" draw:fill="none" fo:min-height="0.918cm"/>
    </style:style>
    <style:style style:name="gr19" style:family="graphic" style:parent-style-name="standard">
      <style:graphic-properties draw:stroke="none" draw:fill="none" fo:min-height="0.712cm"/>
    </style:style>
    <style:style style:name="gr20" style:family="graphic" style:parent-style-name="standard">
      <style:graphic-properties draw:stroke="none" svg:stroke-color="#000000" draw:fill="none" draw:fill-color="#ffffff" fo:min-height="0.766cm"/>
    </style:style>
    <style:style style:name="gr21" style:family="graphic" style:parent-style-name="standard">
      <style:graphic-properties draw:fill-color="#b2b2b2" draw:textarea-horizontal-align="justify" draw:textarea-vertical-align="middle" draw:auto-grow-height="false" fo:min-height="6.576cm" fo:min-width="8.391cm"/>
    </style:style>
    <style:style style:name="gr22" style:family="graphic" style:parent-style-name="standard">
      <style:graphic-properties draw:textarea-horizontal-align="justify" draw:textarea-vertical-align="middle" draw:auto-grow-height="false" fo:min-height="4.387cm" fo:min-width="0.073cm"/>
    </style:style>
    <style:style style:name="gr23" style:family="graphic" style:parent-style-name="standard">
      <style:graphic-properties draw:fill-color="#bf0041" draw:textarea-horizontal-align="justify" draw:textarea-vertical-align="middle" draw:auto-grow-height="false" fo:min-height="4.387cm" fo:min-width="0.073cm"/>
    </style:style>
    <style:style style:name="gr24" style:family="graphic" style:parent-style-name="standard">
      <style:graphic-properties draw:fill-color="#bf0041" draw:textarea-horizontal-align="justify" draw:textarea-vertical-align="middle" draw:auto-grow-height="false" fo:min-height="0.138cm" fo:min-width="0.09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59cm"/>
    </style:style>
    <style:style style:name="gr26" style:family="graphic" style:parent-style-name="standard">
      <style:graphic-properties draw:stroke="none" svg:stroke-color="#000000" draw:fill="none" draw:fill-color="#ffffff" fo:min-height="2.845cm"/>
    </style:style>
    <style:style style:name="gr27" style:family="graphic" style:parent-style-name="standard">
      <style:graphic-properties draw:stroke="none" svg:stroke-color="#000000" draw:fill="none" draw:fill-color="#ffffff" fo:min-height="2.13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70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528cm"/>
    </style:style>
    <style:style style:name="gr30" style:family="graphic" style:parent-style-name="objectwithoutfill">
      <style:graphic-properties svg:stroke-color="#000000" draw:marker-end="Arrow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bf0041"/>
      <style:paragraph-properties fo:text-align="center"/>
    </style:style>
    <style:style style:name="P7" style:family="paragraph">
      <loext:graphic-properties draw:fill-color="#800080"/>
      <style:paragraph-properties fo:text-align="center"/>
    </style:style>
    <style:style style:name="P8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2.573cm" svg:height="11.684cm" svg:x="3.446cm" svg:y="15.6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9.007cm" svg:height="0.962cm" svg:x="2.451cm" svg:y="1.943cm">
            <draw:text-box>
              <text:p><text:span text:style-name="T1">Homologous Chromosomes</text:span></text:p>
            </draw:text-box>
          </draw:frame>
          <draw:line draw:style-name="gr3" draw:text-style-name="P3" draw:layer="layout" svg:x1="4.737cm" svg:y1="2.832cm" svg:x2="6.261cm" svg:y2="6.007cm">
            <text:p/>
          </draw:line>
          <draw:line draw:style-name="gr3" draw:text-style-name="P3" draw:layer="layout" svg:x1="7.404cm" svg:y1="2.959cm" svg:x2="10.833cm" svg:y2="5.499cm">
            <text:p/>
          </draw:line>
          <draw:frame draw:style-name="gr4" draw:text-style-name="P4" draw:layer="layout" svg:width="5.891cm" svg:height="0.962cm" svg:x="13.627cm" svg:y="12.919cm">
            <draw:text-box>
              <text:p>Sex Chromosomes</text:p>
            </draw:text-box>
          </draw:frame>
          <draw:custom-shape draw:style-name="gr5" draw:text-style-name="P5" draw:layer="layout" svg:width="0.635cm" svg:height="4.699cm" svg:x="5.596cm" svg:y="18.5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0.635cm" svg:height="4.699cm" svg:x="4.896cm" svg:y="19.5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0.635cm" svg:height="4.699cm" svg:x="6.485cm" svg:y="18.5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7" draw:text-style-name="P5" draw:layer="layout" svg:width="0.635cm" svg:height="0.428cm" svg:x="2.196cm" svg:y="26.25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7" draw:layer="layout" svg:width="0.635cm" svg:height="0.428cm" svg:x="2.196cm" svg:y="26.95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9" draw:text-style-name="P4" draw:layer="layout" svg:width="2.86cm" svg:height="0.962cm" svg:x="2.91cm" svg:y="26cm">
              <draw:text-box>
                <text:p>Paternal</text:p>
              </draw:text-box>
            </draw:frame>
            <draw:frame draw:style-name="gr10" draw:text-style-name="P4" draw:layer="layout" svg:width="2.966cm" svg:height="0.962cm" svg:x="2.91cm" svg:y="26.7cm">
              <draw:text-box>
                <text:p>Maternal</text:p>
              </draw:text-box>
            </draw:frame>
          </draw:g>
          <draw:g>
            <draw:g>
              <draw:custom-shape draw:style-name="gr11" draw:text-style-name="P6" draw:layer="layout" svg:width="0.635cm" svg:height="3.81cm" svg:x="11.533cm" svg:y="22.156cm">
                <text:p/>
  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ustom-shape draw:style-name="gr12" draw:text-style-name="P5" draw:layer="layout" svg:width="0.543cm" svg:height="2.794cm" svg:x="10.19cm" svg:y="23.172cm">
                <text:p/>
  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</draw:g>
          </draw:g>
          <draw:g>
            <draw:g>
              <draw:custom-shape draw:style-name="gr13" draw:text-style-name="P5" draw:layer="layout" svg:width="0.518cm" svg:height="1.968cm" svg:x="8.71cm" svg:y="18.199cm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14" draw:text-style-name="P5" draw:layer="layout" svg:width="0.518cm" svg:height="1.969cm" draw:transform="rotate (-3.14159265358979) translate (9.228cm 22.136cm)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</draw:g>
            <draw:g>
              <draw:custom-shape draw:style-name="gr15" draw:text-style-name="P6" draw:layer="layout" svg:width="0.518cm" svg:height="1.968cm" svg:x="10.082cm" svg:y="18.326cm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16" draw:text-style-name="P6" draw:layer="layout" svg:width="0.518cm" svg:height="1.969cm" draw:transform="rotate (-3.14159265358979) translate (10.6cm 22.263cm)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</draw:g>
          </draw:g>
          <draw:g>
            <draw:g>
              <draw:custom-shape draw:style-name="gr11" draw:text-style-name="P6" draw:layer="layout" svg:width="0.635cm" svg:height="3.81cm" svg:x="12.033cm" svg:y="22.157cm">
                <text:p/>
  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ustom-shape draw:style-name="gr12" draw:text-style-name="P5" draw:layer="layout" svg:width="0.543cm" svg:height="2.794cm" svg:x="10.69cm" svg:y="23.073cm">
                <text:p/>
  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</draw:g>
          </draw:g>
          <draw:g>
            <draw:g>
              <draw:custom-shape draw:style-name="gr13" draw:text-style-name="P5" draw:layer="layout" svg:width="0.518cm" svg:height="1.968cm" svg:x="8.145cm" svg:y="17.449cm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14" draw:text-style-name="P5" draw:layer="layout" svg:width="0.518cm" svg:height="1.969cm" draw:transform="rotate (-3.14159265358979) translate (8.663cm 21.386cm)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</draw:g>
            <draw:g>
              <draw:custom-shape draw:style-name="gr15" draw:text-style-name="P6" draw:layer="layout" svg:width="0.518cm" svg:height="1.968cm" svg:x="9.653cm" svg:y="17.404cm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16" draw:text-style-name="P6" draw:layer="layout" svg:width="0.518cm" svg:height="1.969cm" draw:transform="rotate (-3.14159265358979) translate (10.171cm 21.341cm)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</draw:g>
          </draw:g>
          <draw:custom-shape draw:style-name="gr6" draw:text-style-name="P6" draw:layer="layout" svg:width="0.635cm" svg:height="4.699cm" svg:x="7.185cm" svg:y="19.6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8" draw:layer="layout" svg:width="1.514cm" svg:height="0.963cm" svg:x="10.054cm" svg:y="11.782cm">
            <draw:text-box>
              <text:p>Y X</text:p>
            </draw:text-box>
          </draw:frame>
          <draw:frame draw:style-name="gr18" draw:text-style-name="P8" draw:layer="layout" svg:width="2.176cm" svg:height="1.168cm" svg:x="11.154cm" svg:y="24.683cm">
            <draw:text-box>
              <text:p>XXs</text:p>
            </draw:text-box>
          </draw:frame>
          <draw:frame draw:style-name="gr19" draw:text-style-name="P8" draw:layer="layout" svg:width="1.905cm" svg:height="0.962cm" svg:x="9.563cm" svg:y="25.181cm">
            <draw:text-box>
              <text:p>Y Ys</text:p>
            </draw:text-box>
          </draw:frame>
          <draw:frame draw:style-name="gr20" draw:text-style-name="P4" draw:layer="layout" svg:width="2.032cm" svg:height="1.016cm" svg:x="6.134cm" svg:y="20.993cm">
            <draw:text-box>
              <text:p>1’ 1’s</text:p>
            </draw:text-box>
          </draw:frame>
          <draw:frame draw:style-name="gr20" draw:text-style-name="P4" draw:layer="layout" svg:width="2.032cm" svg:height="1.016cm" svg:x="7.962cm" svg:y="18.126cm">
            <draw:text-box>
              <text:p>2 2s</text:p>
            </draw:text-box>
          </draw:frame>
          <draw:frame draw:style-name="gr20" draw:text-style-name="P4" draw:layer="layout" svg:width="2.032cm" svg:height="1.016cm" svg:x="4.864cm" svg:y="20.104cm">
            <draw:text-box>
              <text:p>1 1s</text:p>
            </draw:text-box>
          </draw:frame>
          <draw:g>
            <draw:custom-shape draw:style-name="gr21" draw:text-style-name="P1" draw:layer="layout" svg:width="12.573cm" svg:height="9.652cm" svg:x="3.913cm" svg:y="4.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g>
                <draw:g>
                  <draw:custom-shape draw:style-name="gr5" draw:text-style-name="P5" draw:layer="layout" svg:width="0.635cm" svg:height="4.699cm" svg:x="5.035cm" svg:y="6.116cm">
                    <text:p/>
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custom-shape draw:style-name="gr22" draw:text-style-name="P5" draw:layer="layout" svg:width="0.635cm" svg:height="4.699cm" svg:x="5.035cm" svg:y="6.116cm">
                    <text:p text:style-name="P5">1</text:p>
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custom-shape draw:style-name="gr23" draw:text-style-name="P6" draw:layer="layout" svg:width="0.635cm" svg:height="4.699cm" svg:x="5.924cm" svg:y="6.116cm">
                    <text:p text:style-name="P5">1’</text:p>
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g>
                    <draw:custom-shape draw:style-name="gr7" draw:text-style-name="P5" draw:layer="layout" svg:width="0.635cm" svg:height="0.428cm" svg:x="1.635cm" svg:y="12.016cm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24" draw:text-style-name="P6" draw:layer="layout" svg:width="0.635cm" svg:height="0.428cm" svg:x="1.635cm" svg:y="12.717cm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frame draw:style-name="gr25" draw:text-style-name="P4" draw:layer="layout" svg:width="2.86cm" svg:height="0.962cm" svg:x="2.349cm" svg:y="11.763cm">
                      <draw:text-box>
                        <text:p>Paternal</text:p>
                      </draw:text-box>
                    </draw:frame>
                  </draw:g>
                  <draw:frame draw:style-name="gr26" draw:text-style-name="P4" draw:layer="layout" svg:width="4.699cm" svg:height="3.095cm" svg:x="14.208cm" svg:y="2.687cm">
                    <draw:text-box>
                      <text:p><text:span text:style-name="T1">Germ-cell</text:span> Nucleus before replication</text:p>
                    </draw:text-box>
                  </draw:frame>
                  <draw:line draw:style-name="gr3" draw:text-style-name="P3" draw:layer="layout" svg:x1="15.684cm" svg:y1="13.401cm" svg:x2="11.287cm" svg:y2="11.414cm">
                    <text:p/>
                  </draw:line>
                </draw:g>
              </draw:g>
            </draw:g>
            <draw:frame draw:style-name="gr27" draw:text-style-name="P4" draw:layer="layout" svg:width="4.699cm" svg:height="2.384cm" svg:x="14.207cm" svg:y="15.451cm">
              <draw:text-box>
                <text:p>Nucleus after replication, but before division</text:p>
              </draw:text-box>
            </draw:frame>
            <draw:frame draw:style-name="gr20" draw:text-style-name="P4" draw:layer="layout" svg:width="2.032cm" svg:height="1.016cm" svg:x="8.7cm" svg:y="20.653cm">
              <draw:text-box>
                <text:p>2’ 2’s</text:p>
              </draw:text-box>
            </draw:frame>
            <draw:frame draw:style-name="gr27" draw:text-style-name="P4" draw:layer="layout" svg:width="4.826cm" svg:height="2.384cm" svg:x="14.208cm" svg:y="26.146cm">
              <draw:text-box>
                <text:p><text:span text:style-name="T1">’</text:span><text:span text:style-name="T2"> – </text:span><text:span text:style-name="T2">h</text:span>omolog</text:p>
                <text:p><text:span text:style-name="T1">s</text:span> – sister chromatid</text:p>
              </draw:text-box>
            </draw:frame>
            <draw:frame draw:style-name="gr28" draw:text-style-name="P4" draw:layer="layout" svg:width="2.966cm" svg:height="0.962cm" svg:x="2.349cm" svg:y="12.427cm">
              <draw:text-box>
                <text:p>Maternal</text:p>
              </draw:text-box>
            </draw:frame>
          </draw:g>
          <draw:frame draw:style-name="gr29" draw:text-style-name="P2" draw:layer="layout" svg:width="4.028cm" svg:height="1.673cm" svg:x="1.243cm" svg:y="15.367cm">
            <draw:text-box>
              <text:p><text:span text:style-name="T1">Sister </text:span></text:p>
              <text:p><text:span text:style-name="T1">Chromatids</text:span></text:p>
            </draw:text-box>
          </draw:frame>
          <draw:line draw:style-name="gr3" draw:text-style-name="P3" draw:layer="layout" svg:x1="3.848cm" svg:y1="17.056cm" svg:x2="5.753cm" svg:y2="20.612cm">
            <text:p/>
          </draw:line>
          <draw:line draw:style-name="gr3" draw:text-style-name="P3" draw:layer="layout" svg:x1="3.848cm" svg:y1="17.056cm" svg:x2="7.023cm" svg:y2="20.485cm">
            <text:p/>
          </draw:line>
          <draw:line draw:style-name="gr3" draw:text-style-name="P3" draw:layer="layout" svg:x1="3.975cm" svg:y1="17.183cm" svg:x2="8.674cm" svg:y2="19.342cm">
            <text:p/>
          </draw:line>
          <draw:path draw:style-name="gr30" draw:text-style-name="P3" draw:layer="layout" svg:width="3.248cm" svg:height="4.924cm" draw:transform="skewX (-0.0118682389135615) rotate (0.779464043940668) translate (3.84745692069804cm 17.1284929706914cm)" svg:viewBox="0 0 3249 4925" svg:d="M0 1c952-24 1765 518 2541 1021 455 295 451 827 393 1231-95 661 109 1305 79 1965l183 445 53 262">
            <text:p/>
          </draw:path>
          <draw:frame draw:style-name="gr26" draw:text-style-name="P4" draw:layer="layout" svg:width="3.429cm" svg:height="5.228cm" svg:x="16.421cm" svg:y="19.295cm">
            <draw:text-box>
              <text:p><text:span text:style-name="T1">Dyad</text:span>: Sister Chromatid Pair; two Dyads make a <text:span text:style-name="T1">Tetrad</text:span></text:p>
            </draw:text-box>
          </draw:frame>
          <draw:g>
            <draw:g>
              <draw:custom-shape draw:style-name="gr15" draw:text-style-name="P6" draw:layer="layout" svg:width="0.518cm" svg:height="1.968cm" svg:x="10.851cm" svg:y="4.102cm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16" draw:text-style-name="P6" draw:layer="layout" svg:width="0.518cm" svg:height="1.969cm" draw:transform="rotate (-3.14159265358979) translate (11.369cm 8.039cm)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</draw:g>
            <draw:g>
              <draw:custom-shape draw:style-name="gr13" draw:text-style-name="P5" draw:layer="layout" svg:width="0.518cm" svg:height="1.968cm" svg:x="10.198cm" svg:y="4.202cm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14" draw:text-style-name="P5" draw:layer="layout" svg:width="0.518cm" svg:height="1.969cm" draw:transform="rotate (-3.14159265358979) translate (10.716cm 8.039cm)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frame draw:style-name="gr31" draw:text-style-name="P4" draw:layer="layout" svg:width="1.522cm" svg:height="0.962cm" svg:x="10.071cm" svg:y="6.696cm">
                <draw:text-box>
                  <text:p>2 2’</text:p>
                </draw:text-box>
              </draw:frame>
            </draw:g>
          </draw:g>
          <draw:g>
            <draw:g>
              <draw:custom-shape draw:style-name="gr11" draw:text-style-name="P6" draw:layer="layout" svg:width="0.635cm" svg:height="3.81cm" svg:x="10.833cm" svg:y="9.055cm">
                <text:p/>
  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ustom-shape draw:style-name="gr12" draw:text-style-name="P5" draw:layer="layout" svg:width="0.543cm" svg:height="2.794cm" svg:x="10.29cm" svg:y="9.971cm">
                <text:p/>
  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9T15:29:38.228223285</meta:creation-date>
    <dc:date>2020-11-29T20:55:17.195292060</dc:date>
    <meta:editing-duration>PT1H18M25S</meta:editing-duration>
    <meta:editing-cycles>3</meta:editing-cycles>
    <meta:generator>LibreOffice/6.1.5.2$Linux_ARM_EABI LibreOffice_project/10$Build-2</meta:generator>
    <meta:document-statistic meta:object-count="79"/>
  </office:meta>
</office:document-meta>
</file>